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3caff" draw:textarea-horizontal-align="center" draw:textarea-vertical-align="middle"/>
    </style:style>
    <style:style style:name="gr7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weight-asian="250" style:font-size-complex="18pt"/>
    </style:style>
    <style:style style:name="T1" style:family="text">
      <style:text-properties fo:font-size="12pt" style:font-size-asian="18pt" style:font-weight-asian="250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414cm" svg:y1="2.304cm" svg:x2="5.508cm" svg:y2="3.231cm">
          <text:p/>
        </draw:line>
        <draw:line draw:style-name="gr1" draw:text-style-name="P1" draw:layer="layout" svg:x1="7.214cm" svg:y1="2.305cm" svg:x2="8.485cm" svg:y2="3.178cm">
          <text:p/>
        </draw:line>
        <draw:line draw:style-name="gr1" draw:text-style-name="P1" draw:layer="layout" svg:x1="9.174cm" svg:y1="3.946cm" svg:x2="8.486cm" svg:y2="3.179cm">
          <text:p/>
        </draw:line>
        <draw:line draw:style-name="gr1" draw:text-style-name="P1" draw:layer="layout" svg:x1="7.691cm" svg:y1="3.999cm" svg:x2="8.486cm" svg:y2="3.18cm">
          <text:p/>
        </draw:line>
        <draw:line draw:style-name="gr1" draw:text-style-name="P1" draw:layer="layout" svg:x1="4.21cm" svg:y1="3.76cm" svg:x2="5.667cm" svg:y2="3.045cm">
          <text:p/>
        </draw:line>
        <draw:line draw:style-name="gr1" draw:text-style-name="P1" draw:layer="layout" svg:x1="6.408cm" svg:y1="3.84cm" svg:x2="5.772cm" svg:y2="3.045cm">
          <text:p/>
        </draw:line>
        <draw:line draw:style-name="gr1" draw:text-style-name="P1" draw:layer="layout" svg:x1="6.502cm" svg:y1="3.92cm" svg:x2="5.708cm" svg:y2="4.714cm">
          <text:p/>
        </draw:line>
        <draw:line draw:style-name="gr1" draw:text-style-name="P1" draw:layer="layout" svg:x1="4.21cm" svg:y1="3.76cm" svg:x2="3.31cm" svg:y2="4.555cm">
          <text:p/>
        </draw:line>
        <draw:line draw:style-name="gr1" draw:text-style-name="P1" draw:layer="layout" svg:x1="4.21cm" svg:y1="3.761cm" svg:x2="4.713cm" svg:y2="4.581cm">
          <text:p/>
        </draw:line>
        <draw:custom-shape draw:style-name="gr2" draw:text-style-name="P1" draw:layer="layout" svg:width="0.678cm" svg:height="0.662cm" svg:x="5.301cm" svg:y="2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6.136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3.897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2.97cm" svg:y="4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4.321cm" svg:y="4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5.342cm" svg:y="4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7.351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8.86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8.039cm" svg:y="2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6.822cm" svg:y="2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6.014cm" svg:y1="6.204cm" svg:x2="4.108cm" svg:y2="7.131cm">
          <text:p/>
        </draw:line>
        <draw:line draw:style-name="gr1" draw:text-style-name="P2" draw:layer="layout" svg:x1="5.814cm" svg:y1="6.205cm" svg:x2="7.085cm" svg:y2="7.078cm">
          <text:p/>
        </draw:line>
        <draw:line draw:style-name="gr1" draw:text-style-name="P2" draw:layer="layout" svg:x1="7.774cm" svg:y1="7.846cm" svg:x2="7.086cm" svg:y2="7.079cm">
          <text:p/>
        </draw:line>
        <draw:line draw:style-name="gr1" draw:text-style-name="P2" draw:layer="layout" svg:x1="6.291cm" svg:y1="7.899cm" svg:x2="7.086cm" svg:y2="7.08cm">
          <text:p/>
        </draw:line>
        <draw:line draw:style-name="gr1" draw:text-style-name="P2" draw:layer="layout" svg:x1="2.81cm" svg:y1="7.66cm" svg:x2="4.267cm" svg:y2="6.945cm">
          <text:p/>
        </draw:line>
        <draw:line draw:style-name="gr1" draw:text-style-name="P2" draw:layer="layout" svg:x1="5.008cm" svg:y1="7.74cm" svg:x2="4.372cm" svg:y2="6.945cm">
          <text:p/>
        </draw:line>
        <draw:line draw:style-name="gr1" draw:text-style-name="P2" draw:layer="layout" svg:x1="5.102cm" svg:y1="7.82cm" svg:x2="4.308cm" svg:y2="8.614cm">
          <text:p/>
        </draw:line>
        <draw:line draw:style-name="gr1" draw:text-style-name="P2" draw:layer="layout" svg:x1="2.81cm" svg:y1="7.66cm" svg:x2="1.91cm" svg:y2="8.455cm">
          <text:p/>
        </draw:line>
        <draw:line draw:style-name="gr1" draw:text-style-name="P2" draw:layer="layout" svg:x1="2.81cm" svg:y1="7.661cm" svg:x2="3.313cm" svg:y2="8.481cm">
          <text:p/>
        </draw:line>
        <draw:custom-shape draw:style-name="gr3" draw:text-style-name="P2" draw:layer="layout" svg:width="0.678cm" svg:height="0.662cm" svg:x="3.901cm" svg:y="6.66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4.736cm" svg:y="7.46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497cm" svg:y="7.46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.57cm" svg:y="8.309cm">
          <text:p text:style-name="P1"><text:span text:style-name="T1">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921cm" svg:y="8.30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3.942cm" svg:y="8.309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951cm" svg:y="7.462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7.46cm" svg:y="7.462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639cm" svg:y="6.667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422cm" svg:y="5.93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4.54cm" svg:y1="6.178cm" svg:x2="12.634cm" svg:y2="7.105cm">
          <text:p/>
        </draw:line>
        <draw:line draw:style-name="gr1" draw:text-style-name="P2" draw:layer="layout" svg:x1="14.34cm" svg:y1="6.179cm" svg:x2="15.611cm" svg:y2="7.052cm">
          <text:p/>
        </draw:line>
        <draw:line draw:style-name="gr1" draw:text-style-name="P2" draw:layer="layout" svg:x1="16.3cm" svg:y1="7.82cm" svg:x2="15.612cm" svg:y2="7.053cm">
          <text:p/>
        </draw:line>
        <draw:line draw:style-name="gr1" draw:text-style-name="P2" draw:layer="layout" svg:x1="14.817cm" svg:y1="7.873cm" svg:x2="15.612cm" svg:y2="7.054cm">
          <text:p/>
        </draw:line>
        <draw:line draw:style-name="gr1" draw:text-style-name="P2" draw:layer="layout" svg:x1="11.336cm" svg:y1="7.634cm" svg:x2="12.793cm" svg:y2="6.919cm">
          <text:p/>
        </draw:line>
        <draw:line draw:style-name="gr1" draw:text-style-name="P2" draw:layer="layout" svg:x1="13.534cm" svg:y1="7.714cm" svg:x2="12.898cm" svg:y2="6.919cm">
          <text:p/>
        </draw:line>
        <draw:custom-shape draw:style-name="gr3" draw:text-style-name="P2" draw:layer="layout" svg:width="0.678cm" svg:height="0.662cm" svg:x="12.427cm" svg:y="6.64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3.262cm" svg:y="7.436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1.023cm" svg:y="7.436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477cm" svg:y="7.436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986cm" svg:y="7.43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165cm" svg:y="6.64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3.948cm" svg:y="5.9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6.014cm" svg:y1="10.104cm" svg:x2="4.108cm" svg:y2="11.031cm">
          <text:p/>
        </draw:line>
        <draw:line draw:style-name="gr1" draw:text-style-name="P2" draw:layer="layout" svg:x1="5.814cm" svg:y1="10.105cm" svg:x2="7.085cm" svg:y2="10.978cm">
          <text:p/>
        </draw:line>
        <draw:line draw:style-name="gr1" draw:text-style-name="P2" draw:layer="layout" svg:x1="7.774cm" svg:y1="11.746cm" svg:x2="7.086cm" svg:y2="10.979cm">
          <text:p/>
        </draw:line>
        <draw:line draw:style-name="gr1" draw:text-style-name="P2" draw:layer="layout" svg:x1="6.291cm" svg:y1="11.799cm" svg:x2="7.086cm" svg:y2="10.98cm">
          <text:p/>
        </draw:line>
        <draw:line draw:style-name="gr1" draw:text-style-name="P2" draw:layer="layout" svg:x1="2.81cm" svg:y1="11.56cm" svg:x2="4.267cm" svg:y2="10.845cm">
          <text:p/>
        </draw:line>
        <draw:line draw:style-name="gr1" draw:text-style-name="P2" draw:layer="layout" svg:x1="5.008cm" svg:y1="11.64cm" svg:x2="4.372cm" svg:y2="10.845cm">
          <text:p/>
        </draw:line>
        <draw:line draw:style-name="gr1" draw:text-style-name="P2" draw:layer="layout" svg:x1="5.102cm" svg:y1="11.72cm" svg:x2="4.308cm" svg:y2="12.514cm">
          <text:p/>
        </draw:line>
        <draw:line draw:style-name="gr1" draw:text-style-name="P2" draw:layer="layout" svg:x1="2.81cm" svg:y1="11.56cm" svg:x2="1.91cm" svg:y2="12.355cm">
          <text:p/>
        </draw:line>
        <draw:line draw:style-name="gr1" draw:text-style-name="P2" draw:layer="layout" svg:x1="2.81cm" svg:y1="11.561cm" svg:x2="3.313cm" svg:y2="12.381cm">
          <text:p/>
        </draw:line>
        <draw:custom-shape draw:style-name="gr3" draw:text-style-name="P2" draw:layer="layout" svg:width="0.678cm" svg:height="0.662cm" svg:x="3.901cm" svg:y="10.56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4.736cm" svg:y="11.36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497cm" svg:y="11.36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.57cm" svg:y="12.209cm">
          <text:p text:style-name="P1"><text:span text:style-name="T1">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921cm" svg:y="12.20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3.942cm" svg:y="12.209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951cm" svg:y="11.362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7.46cm" svg:y="11.362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639cm" svg:y="10.567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422cm" svg:y="9.83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3.802cm" svg:y1="9.755cm" svg:x2="15.073cm" svg:y2="10.628cm">
          <text:p/>
        </draw:line>
        <draw:line draw:style-name="gr1" draw:text-style-name="P2" draw:layer="layout" svg:x1="15.762cm" svg:y1="11.396cm" svg:x2="15.074cm" svg:y2="10.629cm">
          <text:p/>
        </draw:line>
        <draw:line draw:style-name="gr1" draw:text-style-name="P2" draw:layer="layout" svg:x1="14.279cm" svg:y1="11.449cm" svg:x2="15.074cm" svg:y2="10.63cm">
          <text:p/>
        </draw:line>
        <draw:custom-shape draw:style-name="gr3" draw:text-style-name="P2" draw:layer="layout" svg:width="0.678cm" svg:height="0.662cm" svg:x="13.939cm" svg:y="11.01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448cm" svg:y="11.01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627cm" svg:y="10.21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3.41cm" svg:y="9.48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1.763cm" svg:y1="11.423cm" svg:x2="9.857cm" svg:y2="12.35cm">
          <text:p/>
        </draw:line>
        <draw:line draw:style-name="gr1" draw:text-style-name="P2" draw:layer="layout" svg:x1="11.563cm" svg:y1="11.424cm" svg:x2="12.834cm" svg:y2="12.297cm">
          <text:p/>
        </draw:line>
        <draw:line draw:style-name="gr1" draw:text-style-name="P2" draw:layer="layout" svg:x1="13.523cm" svg:y1="13.065cm" svg:x2="12.835cm" svg:y2="12.298cm">
          <text:p/>
        </draw:line>
        <draw:line draw:style-name="gr1" draw:text-style-name="P2" draw:layer="layout" svg:x1="12.04cm" svg:y1="13.118cm" svg:x2="12.835cm" svg:y2="12.299cm">
          <text:p/>
        </draw:line>
        <draw:custom-shape draw:style-name="gr3" draw:text-style-name="P2" draw:layer="layout" svg:width="0.678cm" svg:height="0.662cm" svg:x="9.65cm" svg:y="11.88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1.7cm" svg:y="12.68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3.209cm" svg:y="12.68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2.388cm" svg:y="11.88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1.171cm" svg:y="11.1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6.014cm" svg:y1="13.704cm" svg:x2="4.108cm" svg:y2="14.631cm">
          <text:p/>
        </draw:line>
        <draw:line draw:style-name="gr1" draw:text-style-name="P2" draw:layer="layout" svg:x1="5.814cm" svg:y1="13.705cm" svg:x2="7.085cm" svg:y2="14.578cm">
          <text:p/>
        </draw:line>
        <draw:line draw:style-name="gr1" draw:text-style-name="P2" draw:layer="layout" svg:x1="7.774cm" svg:y1="15.346cm" svg:x2="7.086cm" svg:y2="14.579cm">
          <text:p/>
        </draw:line>
        <draw:line draw:style-name="gr1" draw:text-style-name="P2" draw:layer="layout" svg:x1="6.291cm" svg:y1="15.399cm" svg:x2="7.086cm" svg:y2="14.58cm">
          <text:p/>
        </draw:line>
        <draw:line draw:style-name="gr1" draw:text-style-name="P2" draw:layer="layout" svg:x1="2.81cm" svg:y1="15.16cm" svg:x2="4.267cm" svg:y2="14.445cm">
          <text:p/>
        </draw:line>
        <draw:line draw:style-name="gr1" draw:text-style-name="P2" draw:layer="layout" svg:x1="5.008cm" svg:y1="15.24cm" svg:x2="4.372cm" svg:y2="14.445cm">
          <text:p/>
        </draw:line>
        <draw:line draw:style-name="gr1" draw:text-style-name="P2" draw:layer="layout" svg:x1="5.102cm" svg:y1="15.32cm" svg:x2="4.308cm" svg:y2="16.114cm">
          <text:p/>
        </draw:line>
        <draw:line draw:style-name="gr1" draw:text-style-name="P2" draw:layer="layout" svg:x1="2.81cm" svg:y1="15.16cm" svg:x2="1.91cm" svg:y2="15.955cm">
          <text:p/>
        </draw:line>
        <draw:line draw:style-name="gr1" draw:text-style-name="P2" draw:layer="layout" svg:x1="2.81cm" svg:y1="15.161cm" svg:x2="3.313cm" svg:y2="15.981cm">
          <text:p/>
        </draw:line>
        <draw:custom-shape draw:style-name="gr3" draw:text-style-name="P2" draw:layer="layout" svg:width="0.678cm" svg:height="0.662cm" svg:x="3.901cm" svg:y="14.16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497cm" svg:y="14.96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.57cm" svg:y="15.809cm">
          <text:p text:style-name="P1"><text:span text:style-name="T1">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921cm" svg:y="15.80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3.942cm" svg:y="15.809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951cm" svg:y="14.962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7.46cm" svg:y="14.962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639cm" svg:y="14.167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422cm" svg:y="13.43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4.736cm" svg:y="14.96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5.314cm" svg:y1="13.704cm" svg:x2="13.408cm" svg:y2="14.631cm">
          <text:p/>
        </draw:line>
        <draw:line draw:style-name="gr1" draw:text-style-name="P2" draw:layer="layout" svg:x1="15.114cm" svg:y1="13.705cm" svg:x2="16.385cm" svg:y2="14.578cm">
          <text:p/>
        </draw:line>
        <draw:line draw:style-name="gr1" draw:text-style-name="P2" draw:layer="layout" svg:x1="17.074cm" svg:y1="15.346cm" svg:x2="16.386cm" svg:y2="14.579cm">
          <text:p/>
        </draw:line>
        <draw:line draw:style-name="gr1" draw:text-style-name="P2" draw:layer="layout" svg:x1="15.591cm" svg:y1="15.399cm" svg:x2="16.386cm" svg:y2="14.58cm">
          <text:p/>
        </draw:line>
        <draw:line draw:style-name="gr1" draw:text-style-name="P2" draw:layer="layout" svg:x1="12.11cm" svg:y1="15.16cm" svg:x2="13.567cm" svg:y2="14.445cm">
          <text:p/>
        </draw:line>
        <draw:line draw:style-name="gr1" draw:text-style-name="P2" draw:layer="layout" svg:x1="14.308cm" svg:y1="15.24cm" svg:x2="13.672cm" svg:y2="14.445cm">
          <text:p/>
        </draw:line>
        <draw:line draw:style-name="gr1" draw:text-style-name="P2" draw:layer="layout" svg:x1="14.402cm" svg:y1="15.32cm" svg:x2="13.608cm" svg:y2="16.114cm">
          <text:p/>
        </draw:line>
        <draw:line draw:style-name="gr1" draw:text-style-name="P2" draw:layer="layout" svg:x1="12.11cm" svg:y1="15.16cm" svg:x2="11.21cm" svg:y2="15.955cm">
          <text:p/>
        </draw:line>
        <draw:line draw:style-name="gr1" draw:text-style-name="P2" draw:layer="layout" svg:x1="12.11cm" svg:y1="15.161cm" svg:x2="12.613cm" svg:y2="15.981cm">
          <text:p/>
        </draw:line>
        <draw:custom-shape draw:style-name="gr3" draw:text-style-name="P2" draw:layer="layout" svg:width="0.678cm" svg:height="0.662cm" svg:x="13.201cm" svg:y="14.16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1.797cm" svg:y="14.96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0.87cm" svg:y="15.809cm">
          <text:p text:style-name="P1"><text:span text:style-name="T1">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2.221cm" svg:y="15.80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3.242cm" svg:y="15.809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251cm" svg:y="14.962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6.76cm" svg:y="14.962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939cm" svg:y="14.167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722cm" svg:y="13.43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4.311cm" svg:y1="15.161cm" svg:x2="14.814cm" svg:y2="15.981cm">
          <text:p/>
        </draw:line>
        <draw:custom-shape draw:style-name="gr4" draw:text-style-name="P2" draw:layer="layout" svg:width="0.678cm" svg:height="0.662cm" svg:x="14.422cm" svg:y="15.80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036cm" svg:y="14.96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6.072cm" svg:y1="16.747cm" svg:x2="4.166cm" svg:y2="17.674cm">
          <text:p/>
        </draw:line>
        <draw:line draw:style-name="gr1" draw:text-style-name="P2" draw:layer="layout" svg:x1="5.872cm" svg:y1="16.748cm" svg:x2="7.143cm" svg:y2="17.621cm">
          <text:p/>
        </draw:line>
        <draw:line draw:style-name="gr1" draw:text-style-name="P2" draw:layer="layout" svg:x1="7.832cm" svg:y1="18.389cm" svg:x2="7.144cm" svg:y2="17.622cm">
          <text:p/>
        </draw:line>
        <draw:line draw:style-name="gr1" draw:text-style-name="P2" draw:layer="layout" svg:x1="6.349cm" svg:y1="18.442cm" svg:x2="7.144cm" svg:y2="17.623cm">
          <text:p/>
        </draw:line>
        <draw:line draw:style-name="gr1" draw:text-style-name="P2" draw:layer="layout" svg:x1="2.868cm" svg:y1="18.203cm" svg:x2="4.325cm" svg:y2="17.488cm">
          <text:p/>
        </draw:line>
        <draw:line draw:style-name="gr1" draw:text-style-name="P2" draw:layer="layout" svg:x1="5.066cm" svg:y1="18.283cm" svg:x2="4.43cm" svg:y2="17.488cm">
          <text:p/>
        </draw:line>
        <draw:line draw:style-name="gr1" draw:text-style-name="P2" draw:layer="layout" svg:x1="5.16cm" svg:y1="18.363cm" svg:x2="4.366cm" svg:y2="19.157cm">
          <text:p/>
        </draw:line>
        <draw:line draw:style-name="gr1" draw:text-style-name="P2" draw:layer="layout" svg:x1="2.868cm" svg:y1="18.203cm" svg:x2="1.968cm" svg:y2="18.998cm">
          <text:p/>
        </draw:line>
        <draw:line draw:style-name="gr1" draw:text-style-name="P2" draw:layer="layout" svg:x1="2.868cm" svg:y1="18.204cm" svg:x2="3.371cm" svg:y2="19.024cm">
          <text:p/>
        </draw:line>
        <draw:custom-shape draw:style-name="gr3" draw:text-style-name="P2" draw:layer="layout" svg:width="0.678cm" svg:height="0.662cm" svg:x="3.959cm" svg:y="17.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555cm" svg:y="18.00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.628cm" svg:y="18.852cm">
          <text:p text:style-name="P1"><text:span text:style-name="T1">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979cm" svg:y="18.85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4cm" svg:y="18.852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009cm" svg:y="18.005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7.518cm" svg:y="18.005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697cm" svg:y="17.2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48cm" svg:y="16.48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5.069cm" svg:y1="18.204cm" svg:x2="5.572cm" svg:y2="19.024cm">
          <text:p/>
        </draw:line>
        <draw:custom-shape draw:style-name="gr5" draw:text-style-name="P2" draw:layer="layout" svg:width="0.678cm" svg:height="0.662cm" svg:x="5.18cm" svg:y="18.85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78cm" svg:height="0.662cm" svg:x="4.794cm" svg:y="18.00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5.26cm" svg:y1="16.879cm" svg:x2="13.354cm" svg:y2="17.806cm">
          <text:p/>
        </draw:line>
        <draw:line draw:style-name="gr1" draw:text-style-name="P2" draw:layer="layout" svg:x1="15.06cm" svg:y1="16.88cm" svg:x2="16.331cm" svg:y2="17.753cm">
          <text:p/>
        </draw:line>
        <draw:line draw:style-name="gr1" draw:text-style-name="P2" draw:layer="layout" svg:x1="17.02cm" svg:y1="18.521cm" svg:x2="16.332cm" svg:y2="17.754cm">
          <text:p/>
        </draw:line>
        <draw:line draw:style-name="gr1" draw:text-style-name="P2" draw:layer="layout" svg:x1="15.537cm" svg:y1="18.574cm" svg:x2="16.332cm" svg:y2="17.755cm">
          <text:p/>
        </draw:line>
        <draw:line draw:style-name="gr1" draw:text-style-name="P2" draw:layer="layout" svg:x1="12.056cm" svg:y1="18.335cm" svg:x2="13.513cm" svg:y2="17.62cm">
          <text:p/>
        </draw:line>
        <draw:line draw:style-name="gr1" draw:text-style-name="P2" draw:layer="layout" svg:x1="14.254cm" svg:y1="18.415cm" svg:x2="13.618cm" svg:y2="17.62cm">
          <text:p/>
        </draw:line>
        <draw:line draw:style-name="gr1" draw:text-style-name="P2" draw:layer="layout" svg:x1="14.348cm" svg:y1="18.495cm" svg:x2="13.554cm" svg:y2="19.289cm">
          <text:p/>
        </draw:line>
        <draw:line draw:style-name="gr1" draw:text-style-name="P2" draw:layer="layout" svg:x1="12.056cm" svg:y1="18.335cm" svg:x2="11.156cm" svg:y2="19.13cm">
          <text:p/>
        </draw:line>
        <draw:line draw:style-name="gr1" draw:text-style-name="P2" draw:layer="layout" svg:x1="12.056cm" svg:y1="18.336cm" svg:x2="12.559cm" svg:y2="19.156cm">
          <text:p/>
        </draw:line>
        <draw:custom-shape draw:style-name="gr4" draw:text-style-name="P2" draw:layer="layout" svg:width="0.678cm" svg:height="0.662cm" svg:x="13.147cm" svg:y="17.34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1.743cm" svg:y="18.13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0.816cm" svg:y="18.984cm">
          <text:p text:style-name="P1"><text:span text:style-name="T1">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2.167cm" svg:y="18.98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3.188cm" svg:y="18.984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197cm" svg:y="18.137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6.706cm" svg:y="18.137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885cm" svg:y="17.342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668cm" svg:y="16.61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4.257cm" svg:y1="18.336cm" svg:x2="14.76cm" svg:y2="19.156cm">
          <text:p/>
        </draw:line>
        <draw:custom-shape draw:style-name="gr5" draw:text-style-name="P2" draw:layer="layout" svg:width="0.678cm" svg:height="0.662cm" svg:x="14.368cm" svg:y="18.98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8cm" svg:height="0.662cm" svg:x="13.982cm" svg:y="18.13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5.86cm" svg:y1="20.11cm" svg:x2="3.954cm" svg:y2="21.037cm">
          <text:p/>
        </draw:line>
        <draw:line draw:style-name="gr1" draw:text-style-name="P2" draw:layer="layout" svg:x1="5.66cm" svg:y1="20.111cm" svg:x2="6.931cm" svg:y2="20.984cm">
          <text:p/>
        </draw:line>
        <draw:line draw:style-name="gr1" draw:text-style-name="P2" draw:layer="layout" svg:x1="7.62cm" svg:y1="21.752cm" svg:x2="6.932cm" svg:y2="20.985cm">
          <text:p/>
        </draw:line>
        <draw:line draw:style-name="gr1" draw:text-style-name="P2" draw:layer="layout" svg:x1="6.137cm" svg:y1="21.805cm" svg:x2="6.932cm" svg:y2="20.986cm">
          <text:p/>
        </draw:line>
        <draw:line draw:style-name="gr1" draw:text-style-name="P2" draw:layer="layout" svg:x1="2.656cm" svg:y1="21.566cm" svg:x2="4.113cm" svg:y2="20.851cm">
          <text:p/>
        </draw:line>
        <draw:line draw:style-name="gr1" draw:text-style-name="P2" draw:layer="layout" svg:x1="4.854cm" svg:y1="21.646cm" svg:x2="4.218cm" svg:y2="20.851cm">
          <text:p/>
        </draw:line>
        <draw:line draw:style-name="gr1" draw:text-style-name="P2" draw:layer="layout" svg:x1="4.948cm" svg:y1="21.726cm" svg:x2="4.154cm" svg:y2="22.52cm">
          <text:p/>
        </draw:line>
        <draw:line draw:style-name="gr1" draw:text-style-name="P2" draw:layer="layout" svg:x1="2.656cm" svg:y1="21.566cm" svg:x2="1.756cm" svg:y2="22.361cm">
          <text:p/>
        </draw:line>
        <draw:line draw:style-name="gr1" draw:text-style-name="P2" draw:layer="layout" svg:x1="2.656cm" svg:y1="21.567cm" svg:x2="3.159cm" svg:y2="22.387cm">
          <text:p/>
        </draw:line>
        <draw:custom-shape draw:style-name="gr5" draw:text-style-name="P2" draw:layer="layout" svg:width="0.678cm" svg:height="0.662cm" svg:x="3.747cm" svg:y="20.57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343cm" svg:y="21.3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.416cm" svg:y="22.215cm">
          <text:p text:style-name="P1"><text:span text:style-name="T1">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767cm" svg:y="22.215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3.788cm" svg:y="22.215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797cm" svg:y="21.368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7.306cm" svg:y="21.36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485cm" svg:y="20.573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78cm" svg:height="0.662cm" svg:x="5.268cm" svg:y="19.845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8cm" svg:height="0.662cm" svg:x="4.582cm" svg:y="21.36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4.333cm" svg:y1="20.295cm" svg:x2="12.427cm" svg:y2="21.222cm">
          <text:p/>
        </draw:line>
        <draw:line draw:style-name="gr1" draw:text-style-name="P2" draw:layer="layout" svg:x1="14.133cm" svg:y1="20.296cm" svg:x2="15.404cm" svg:y2="21.169cm">
          <text:p/>
        </draw:line>
        <draw:line draw:style-name="gr1" draw:text-style-name="P2" draw:layer="layout" svg:x1="16.093cm" svg:y1="21.937cm" svg:x2="15.405cm" svg:y2="21.17cm">
          <text:p/>
        </draw:line>
        <draw:line draw:style-name="gr1" draw:text-style-name="P2" draw:layer="layout" svg:x1="14.61cm" svg:y1="21.99cm" svg:x2="15.405cm" svg:y2="21.171cm">
          <text:p/>
        </draw:line>
        <draw:line draw:style-name="gr1" draw:text-style-name="P2" draw:layer="layout" svg:x1="11.129cm" svg:y1="21.751cm" svg:x2="12.586cm" svg:y2="21.036cm">
          <text:p/>
        </draw:line>
        <draw:line draw:style-name="gr1" draw:text-style-name="P2" draw:layer="layout" svg:x1="13.327cm" svg:y1="21.831cm" svg:x2="12.691cm" svg:y2="21.036cm">
          <text:p/>
        </draw:line>
        <draw:line draw:style-name="gr1" draw:text-style-name="P2" draw:layer="layout" svg:x1="13.421cm" svg:y1="21.911cm" svg:x2="12.627cm" svg:y2="22.705cm">
          <text:p/>
        </draw:line>
        <draw:line draw:style-name="gr1" draw:text-style-name="P2" draw:layer="layout" svg:x1="11.129cm" svg:y1="21.751cm" svg:x2="10.229cm" svg:y2="22.546cm">
          <text:p/>
        </draw:line>
        <draw:line draw:style-name="gr1" draw:text-style-name="P2" draw:layer="layout" svg:x1="11.129cm" svg:y1="21.752cm" svg:x2="11.632cm" svg:y2="22.572cm">
          <text:p/>
        </draw:line>
        <draw:custom-shape draw:style-name="gr4" draw:text-style-name="P2" draw:layer="layout" svg:width="0.678cm" svg:height="0.662cm" svg:x="12.22cm" svg:y="20.75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0.816cm" svg:y="21.55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9.889cm" svg:y="22.4cm">
          <text:p text:style-name="P1"><text:span text:style-name="T1">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1.24cm" svg:y="22.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2.261cm" svg:y="22.4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27cm" svg:y="21.553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5.779cm" svg:y="21.553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4.958cm" svg:y="20.75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8cm" svg:height="0.662cm" svg:x="13.741cm" svg:y="20.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8cm" svg:height="0.662cm" svg:x="13.055cm" svg:y="21.55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6.045cm" svg:y1="23.973cm" svg:x2="4.139cm" svg:y2="24.9cm">
          <text:p/>
        </draw:line>
        <draw:line draw:style-name="gr1" draw:text-style-name="P2" draw:layer="layout" svg:x1="5.845cm" svg:y1="23.974cm" svg:x2="7.116cm" svg:y2="24.847cm">
          <text:p/>
        </draw:line>
        <draw:line draw:style-name="gr1" draw:text-style-name="P2" draw:layer="layout" svg:x1="7.805cm" svg:y1="25.615cm" svg:x2="7.117cm" svg:y2="24.848cm">
          <text:p/>
        </draw:line>
        <draw:line draw:style-name="gr1" draw:text-style-name="P2" draw:layer="layout" svg:x1="6.322cm" svg:y1="25.668cm" svg:x2="7.117cm" svg:y2="24.849cm">
          <text:p/>
        </draw:line>
        <draw:line draw:style-name="gr1" draw:text-style-name="P2" draw:layer="layout" svg:x1="2.841cm" svg:y1="25.429cm" svg:x2="4.298cm" svg:y2="24.714cm">
          <text:p/>
        </draw:line>
        <draw:line draw:style-name="gr1" draw:text-style-name="P2" draw:layer="layout" svg:x1="5.039cm" svg:y1="25.509cm" svg:x2="4.403cm" svg:y2="24.714cm">
          <text:p/>
        </draw:line>
        <draw:line draw:style-name="gr1" draw:text-style-name="P2" draw:layer="layout" svg:x1="5.133cm" svg:y1="25.589cm" svg:x2="4.339cm" svg:y2="26.383cm">
          <text:p/>
        </draw:line>
        <draw:line draw:style-name="gr1" draw:text-style-name="P2" draw:layer="layout" svg:x1="2.841cm" svg:y1="25.429cm" svg:x2="1.941cm" svg:y2="26.224cm">
          <text:p/>
        </draw:line>
        <draw:line draw:style-name="gr1" draw:text-style-name="P2" draw:layer="layout" svg:x1="2.841cm" svg:y1="25.43cm" svg:x2="3.344cm" svg:y2="26.25cm">
          <text:p/>
        </draw:line>
        <draw:custom-shape draw:style-name="gr5" draw:text-style-name="P2" draw:layer="layout" svg:width="0.678cm" svg:height="0.662cm" svg:x="3.932cm" svg:y="24.43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528cm" svg:y="25.23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1.601cm" svg:y="26.078cm">
          <text:p text:style-name="P1"><text:span text:style-name="T1">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2.952cm" svg:y="26.07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3.973cm" svg:y="26.07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5.982cm" svg:y="25.231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7.491cm" svg:y="25.231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662cm" svg:x="6.67cm" svg:y="24.436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8cm" svg:height="0.662cm" svg:x="5.453cm" svg:y="23.70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78cm" svg:height="0.662cm" svg:x="4.767cm" svg:y="25.23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6" draw:text-style-name="P2" draw:layer="layout" svg:x1="6.114cm" svg:y1="1.804cm" svg:x2="4.208cm" svg:y2="2.731cm">
          <text:p/>
        </draw:line>
        <draw:line draw:style-name="gr6" draw:text-style-name="P2" draw:layer="layout" svg:x1="5.773cm" svg:y1="1.743cm" svg:x2="8.385cm" svg:y2="2.678cm">
          <text:p/>
        </draw:line>
        <draw:line draw:style-name="gr6" draw:text-style-name="P2" draw:layer="layout" svg:x1="9.639cm" svg:y1="3.449cm" svg:x2="8.386cm" svg:y2="2.679cm">
          <text:p/>
        </draw:line>
        <draw:line draw:style-name="gr6" draw:text-style-name="P2" draw:layer="layout" svg:x1="7.17cm" svg:y1="3.34cm" svg:x2="8.386cm" svg:y2="2.68cm">
          <text:p/>
        </draw:line>
        <draw:line draw:style-name="gr6" draw:text-style-name="P2" draw:layer="layout" svg:x1="2.91cm" svg:y1="3.26cm" svg:x2="4.367cm" svg:y2="2.545cm">
          <text:p/>
        </draw:line>
        <draw:line draw:style-name="gr6" draw:text-style-name="P2" draw:layer="layout" svg:x1="5.108cm" svg:y1="3.34cm" svg:x2="4.472cm" svg:y2="2.545cm">
          <text:p/>
        </draw:line>
        <draw:line draw:style-name="gr6" draw:text-style-name="P2" draw:layer="layout" svg:x1="5.202cm" svg:y1="3.42cm" svg:x2="4.408cm" svg:y2="4.214cm">
          <text:p/>
        </draw:line>
        <draw:line draw:style-name="gr6" draw:text-style-name="P2" draw:layer="layout" svg:x1="2.91cm" svg:y1="3.26cm" svg:x2="2.01cm" svg:y2="4.055cm">
          <text:p/>
        </draw:line>
        <draw:line draw:style-name="gr6" draw:text-style-name="P2" draw:layer="layout" svg:x1="2.91cm" svg:y1="3.261cm" svg:x2="3.413cm" svg:y2="4.081cm">
          <text:p/>
        </draw:line>
        <draw:custom-shape draw:style-name="gr7" draw:text-style-name="P2" draw:layer="layout" svg:width="0.678cm" svg:height="0.662cm" svg:x="4.001cm" svg:y="2.267cm">
          <text:p text:style-name="P2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78cm" svg:height="0.662cm" svg:x="7.939cm" svg:y="2.267cm">
          <text:p text:style-name="P2"><text:span text:style-name="T1">5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78cm" svg:height="0.662cm" svg:x="5.522cm" svg:y="1.539cm">
          <text:p text:style-name="P2"><text:span text:style-name="T1">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.119cm" svg:y1="3.304cm" svg:x2="5.611cm" svg:y2="4.056cm">
          <text:p/>
        </draw:line>
        <draw:line draw:style-name="gr6" draw:text-style-name="P2" draw:layer="layout" svg:x1="7.211cm" svg:y1="3.462cm" svg:x2="6.39cm" svg:y2="4.284cm">
          <text:p/>
        </draw:line>
        <draw:line draw:style-name="gr6" draw:text-style-name="P2" draw:layer="layout" svg:x1="9.494cm" svg:y1="3.449cm" svg:x2="8.912cm" svg:y2="4.057cm">
          <text:p/>
        </draw:line>
        <draw:line draw:style-name="gr6" draw:text-style-name="P2" draw:layer="layout" svg:x1="9.603cm" svg:y1="3.358cm" svg:x2="10.315cm" svg:y2="4.083cm">
          <text:p/>
        </draw:line>
        <draw:line draw:style-name="gr6" draw:text-style-name="P2" draw:layer="layout" svg:x1="7.212cm" svg:y1="3.462cm" svg:x2="7.951cm" svg:y2="4.284cm">
          <text:p/>
        </draw:line>
        <draw:custom-shape draw:style-name="gr7" draw:text-style-name="P2" draw:layer="layout" svg:width="0.678cm" svg:height="0.662cm" svg:x="1.67cm" svg:y="3.909cm">
          <text:p text:style-name="P2"><text:span text:style-name="T1">6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78cm" svg:height="0.662cm" svg:x="3.021cm" svg:y="3.909cm">
          <text:p text:style-name="P2"><text:span text:style-name="T1">6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78cm" svg:height="0.662cm" svg:x="4.042cm" svg:y="3.909cm">
          <text:p text:style-name="P2"><text:span text:style-name="T1">7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78cm" svg:height="0.662cm" svg:x="6.071cm" svg:y="3.91cm">
          <text:p text:style-name="P2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78cm" svg:height="0.662cm" svg:x="7.422cm" svg:y="3.9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78cm" svg:height="0.662cm" svg:x="8.572cm" svg:y="3.911cm">
          <text:p text:style-name="P2"><text:span text:style-name="T1">6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78cm" svg:height="0.662cm" svg:x="9.923cm" svg:y="3.911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78cm" svg:height="0.662cm" svg:x="5.182cm" svg:y="3.915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78cm" svg:height="0.662cm" svg:x="4.836cm" svg:y="3.06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78cm" svg:height="0.662cm" svg:x="2.597cm" svg:y="3.062cm">
          <text:p text:style-name="P2"><text:span text:style-name="T1">9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78cm" svg:height="0.662cm" svg:x="6.851cm" svg:y="3.062cm">
          <text:p text:style-name="P2"><text:span text:style-name="T1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78cm" svg:height="0.662cm" svg:x="9.26cm" svg:y="3.062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18T16:07:50</meta:creation-date>
    <dc:date>2020-09-28T14:26:41</dc:date>
    <meta:editing-duration>P2DT6H35M38S</meta:editing-duration>
    <meta:editing-cycles>6</meta:editing-cycles>
    <meta:generator>OpenOffice/4.1.5$Unix OpenOffice.org_project/415m1$Build-9789</meta:generator>
    <dc:creator>James Plank</dc:creator>
    <meta:document-statistic meta:object-count="254"/>
    <meta:user-defined meta:name="Info 1"/>
    <meta:user-defined meta:name="Info 2"/>
    <meta:user-defined meta:name="Info 3"/>
    <meta:user-defined meta:name="Info 4"/>
  </office:meta>
</office:document-meta>
</file>